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8 viikkoa</text:span></text:p>
      <text:p text:style-name="P1"><text:span text:style-name="T2"/></text:p>
      <text:p text:style-name="P1"><text:span text:style-name="T3">13.2 - 19.2</text:span><text:span text:style-name="T4"/></text:p>
      <text:p text:style-name="P1"><text:span text:style-name="T5">Itsenäistä opiskelua aiheeseen liittyen</text:span></text:p>
      <text:p text:style-name="P1"><text:span text:style-name="T5">- kivy (Max)</text:span></text:p>
      <text:p text:style-name="P1"><text:span text:style-name="T5">- jquery, javascript, expressjs, APIt (Jori)</text:span></text:p>
      <text:p text:style-name="P1"><text:span text:style-name="T5">- Serverin hostaaminen ?</text:span></text:p>
      <text:p text:style-name="P1"><text:span text:style-name="T5">- ekat pushit Githubii</text:span></text:p>
      <text:p text:style-name="P1"><text:span text:style-name="T5">- tiistai paikanpäällä ?</text:span></text:p>
      <text:p text:style-name="P1"><text:span text:style-name="T5"/></text:p>
      <text:p text:style-name="P1"><text:span text:style-name="T5"/></text:p>
      <text:p text:style-name="P1"><text:span text:style-name="T6">21.2 - 7.3</text:span><text:span text:style-name="T7"/></text:p>
      <text:p text:style-name="P1"><text:span text:style-name="T7">- 2 viikkoa back end</text:span></text:p>
      <text:p text:style-name="P1"><text:span text:style-name="T7">- ekoja toiminnallisuuksia ?</text:span></text:p>
      <text:p text:style-name="P1"><text:span text:style-name="T7">- lisätäänkö jotain databasee?</text:span></text:p>
      <text:p text:style-name="P1"><text:span text:style-name="T7">- yhdistetäänkö Js ja Python?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8">8.3 - 22.3</text:span><text:span text:style-name="T9"/></text:p>
      <text:p text:style-name="P1"><text:span text:style-name="T9">- 2 viikkoa front end</text:span></text:p>
      <text:p text:style-name="P1"><text:span text:style-name="T9">- kokeillaan UIta, katotaan saako hienommaks</text:span></text:p>
      <text:p text:style-name="P1"><text:span text:style-name="T9">- hoitaan puutteita bäkkärissä</text:span></text:p>
      <text:p text:style-name="P1"><text:span text:style-name="T9">- ei varmaa Reactia kerkee opetella tähän</text:span><text:span text:style-name="T10">🤓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23.3 - 6.4</text:span><text:span text:style-name="T13"/></text:p>
      <text:p text:style-name="P1"><text:span text:style-name="T13">- 2 viikkoa testausta</text:span></text:p>
      <text:p text:style-name="P1"><text:span text:style-name="T13">- bugfix</text:span></text:p>
      <text:p text:style-name="P1"><text:span text:style-name="T13">- vikat ideat ja parannukset?</text:span></text:p>
      <text:p text:style-name="P1"><text:span text:style-name="T13">- saadanko jopa Azuree tai AWS:ään sivut?</text:span></text:p>
      <text:p text:style-name="P1"><text:span text:style-name="T13">- koodin ja ui:n yhdistäminen, testau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